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7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1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1.501cm" svg:y1="1.5cm" svg:x2="18cm" svg:y2="4.5cm">
          <text:p/>
        </draw:line>
        <draw:line draw:style-name="gr5" draw:text-style-name="P2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 text:style-name="P3"><text:span text:style-name="T1"/></text:p>
            <text:p text:style-name="P3"><text:span text:style-name="T1">bluez.c</text:span></text:p>
            <text:p text:style-name="P3"><text:span text:style-name="T1">bluez_agent.c</text:span></text:p>
            <text:p text:style-name="P3"><text:span text:style-name="T1">cb_bluez.c</text:span></text:p>
            <text:p text:style-name="P3"><text:span text:style-name="T1">cb_bluez_agent.c </text:span></text:p>
            <text:p text:style-name="P3"><text:span text:style-name="T1">cb_dbus.c </text:span></text:p>
            <text:p text:style-name="P3"><text:span text:style-name="T1">cb_gui.c</text:span></text:p>
            <text:p text:style-name="P3"><text:span text:style-name="T1">cb_obex.c</text:span></text:p>
            <text:p text:style-name="P3"><text:span text:style-name="T1">dbus.c <text:s/></text:span></text:p>
            <text:p text:style-name="P3"><text:span text:style-name="T1">defines.c </text:span></text:p>
            <text:p text:style-name="P3"><text:span text:style-name="T1">fso.c</text:span></text:p>
            <text:p text:style-name="P3"><text:span text:style-name="T1">gui.c </text:span></text:p>
            <text:p text:style-name="P3"><text:span text:style-name="T1">main.c</text:span></text:p>
            <text:p text:style-name="P3"><text:span text:style-name="T1">obex.c</text:span></text:p>
          </draw:text-box>
        </draw:frame>
        <draw:custom-shape draw:style-name="gr7" draw:text-style-name="P2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8.001cm" svg:y1="3.5cm" svg:x2="29.001cm" svg:y2="2cm">
          <text:p/>
        </draw:line>
        <draw:custom-shape draw:style-name="gr3" draw:text-style-name="P1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001cm" svg:y1="3.5cm" svg:x2="32.001cm" svg:y2="2cm">
          <text:p/>
        </draw:line>
        <draw:custom-shape draw:style-name="gr18" draw:text-style-name="P1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001cm" svg:y1="4.001cm" svg:x2="44.001cm" svg:y2="8cm">
          <text:p/>
        </draw:line>
        <draw:custom-shape draw:style-name="gr3" draw:text-style-name="P1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8.001cm" svg:y1="4cm" svg:x2="31.501cm" svg:y2="5cm">
          <text:p/>
        </draw:line>
        <draw:custom-shape draw:style-name="gr20" draw:text-style-name="P1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6.001cm" svg:y1="4cm" svg:x2="32.501cm" svg:y2="6cm">
          <text:p/>
        </draw:line>
        <draw:custom-shape draw:style-name="gr20" draw:text-style-name="P1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2.501cm" svg:y1="6.5cm" svg:x2="32.501cm" svg:y2="7.5cm">
          <text:p/>
        </draw:line>
        <draw:custom-shape draw:style-name="gr21" draw:text-style-name="P1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3.001cm" svg:y1="8cm" svg:x2="33.001cm" svg:y2="8.5cm">
          <text:p/>
        </draw:line>
        <draw:line draw:style-name="gr5" draw:text-style-name="P2" draw:layer="layout" svg:x1="32.501cm" svg:y1="9cm" svg:x2="32.501cm" svg:y2="10.5cm">
          <text:p/>
        </draw:line>
        <draw:custom-shape draw:style-name="gr18" draw:text-style-name="P1" draw:layer="layout" svg:width="2.5cm" svg:height="0.5cm" svg:x="37.001cm" svg:y="8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4.501cm" svg:y1="10.5cm" svg:x2="37.001cm" svg:y2="8.5cm">
          <text:p/>
        </draw:line>
        <draw:line draw:style-name="gr5" draw:text-style-name="P2" draw:layer="layout" svg:x1="37.001cm" svg:y1="8cm" svg:x2="36.001cm" svg:y2="8.5cm">
          <text:p/>
        </draw:line>
        <draw:custom-shape draw:style-name="gr22" draw:text-style-name="P1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4.501cm" svg:y1="11cm" svg:x2="42.5cm" svg:y2="10.5cm">
          <text:p/>
        </draw:line>
        <draw:custom-shape draw:style-name="gr23" draw:text-style-name="P1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501cm" svg:y1="11cm" svg:x2="26.001cm" svg:y2="12cm">
          <text:p/>
        </draw:line>
        <draw:custom-shape draw:style-name="gr22" draw:text-style-name="P1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501cm" svg:height="0.5cm" svg:x="33.001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2.501cm" svg:y1="11cm" svg:x2="34.001cm" svg:y2="12cm">
          <text:p/>
        </draw:line>
        <draw:custom-shape draw:style-name="gr21" draw:text-style-name="P1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1.502cm" svg:y1="11cm" svg:x2="28.502cm" svg:y2="13.5cm">
          <text:p/>
        </draw:line>
        <draw:custom-shape draw:style-name="gr22" draw:text-style-name="P1" draw:layer="layout" svg:width="5.001cm" svg:height="0.5cm" svg:x="34cm" svg:y="13.501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4.501cm" svg:y1="12.5cm" svg:x2="35.001cm" svg:y2="13.5cm">
          <text:p/>
        </draw:line>
        <draw:custom-shape draw:style-name="gr22" draw:text-style-name="P1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1.002cm" svg:y1="14cm" svg:x2="32.002cm" svg:y2="14.5cm">
          <text:p/>
        </draw:line>
        <draw:line draw:style-name="gr5" draw:text-style-name="P2" draw:layer="layout" svg:x1="30.001cm" svg:y1="14cm" svg:x2="32.001cm" svg:y2="15.5cm">
          <text:p/>
        </draw:line>
        <draw:custom-shape draw:style-name="gr22" draw:text-style-name="P1" draw:layer="layout" svg:width="5.001cm" svg:height="0.5cm" svg:x="28.5cm" svg:y="16cm">
          <text:p text:style-name="P1"><text:span text:style-name="T1">void cb_discovery_start_ms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001cm" svg:y1="14cm" svg:x2="30.001cm" svg:y2="16cm">
          <text:p/>
        </draw:line>
        <draw:custom-shape draw:style-name="gr24" draw:text-style-name="P1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9cm" svg:y1="5cm" svg:x2="20.001cm" svg:y2="4cm">
          <text:p/>
        </draw:line>
        <draw:custom-shape draw:style-name="gr24" draw:text-style-name="P1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9cm" svg:y1="5cm" svg:x2="20.001cm" svg:y2="5cm">
          <text:p/>
        </draw:line>
        <draw:custom-shape draw:style-name="gr24" draw:text-style-name="P1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9cm" svg:y1="5cm" svg:x2="20.001cm" svg:y2="6cm">
          <text:p/>
        </draw:line>
        <draw:line draw:style-name="gr4" draw:text-style-name="P2" draw:layer="layout" svg:x1="19cm" svg:y1="5cm" svg:x2="20.001cm" svg:y2="7cm">
          <text:p/>
        </draw:line>
        <draw:custom-shape draw:style-name="gr24" draw:text-style-name="P1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9cm" svg:y1="5cm" svg:x2="20.001cm" svg:y2="8cm">
          <text:p/>
        </draw:line>
        <draw:line draw:style-name="gr4" draw:text-style-name="P2" draw:layer="layout" svg:x1="18.5cm" svg:y1="5cm" svg:x2="18.5cm" svg:y2="8.5cm">
          <text:p/>
        </draw:line>
        <draw:custom-shape draw:style-name="gr20" draw:text-style-name="P1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1.501cm" svg:y1="4cm" svg:x2="18.501cm" svg:y2="2cm">
          <text:p/>
        </draw:line>
        <draw:line draw:style-name="gr4" draw:text-style-name="P2" draw:layer="layout" svg:x1="28.5cm" svg:y1="6.5cm" svg:x2="28.5cm" svg:y2="7cm">
          <text:p/>
        </draw:line>
        <draw:custom-shape draw:style-name="gr18" draw:text-style-name="P1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draw:layer="layout" svg:x1="23.501cm" svg:y1="4cm" svg:x2="27.001cm" svg:y2="6cm">
          <text:p/>
        </draw:line>
        <draw:custom-shape draw:style-name="gr2" draw:text-style-name="P1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001cm" svg:height="0.5cm" svg:x="15cm" svg:y="8.5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0.501cm" svg:y1="5.5cm" svg:x2="8.501cm" svg:y2="7cm">
          <text:p/>
        </draw:line>
        <draw:line draw:style-name="gr4" draw:text-style-name="P2" draw:layer="layout" svg:x1="24.501cm" svg:y1="6.5cm" svg:x2="30.501cm" svg:y2="13.5cm">
          <text:p/>
        </draw:line>
        <draw:custom-shape draw:style-name="gr21" draw:text-style-name="P1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4.501cm" svg:y1="7cm" svg:x2="28.001cm" svg:y2="8.5cm">
          <text:p/>
        </draw:line>
        <draw:custom-shape draw:style-name="gr22" draw:text-style-name="P1" draw:layer="layout" svg:width="5.001cm" svg:height="0.5cm" svg:x="27cm" svg:y="9.501cm">
          <text:p text:style-name="P1"><text:span text:style-name="T1">void cb_discovery_stop_ms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9.001cm" svg:y1="9cm" svg:x2="29.001cm" svg:y2="9.5cm">
          <text:p/>
        </draw:line>
        <draw:custom-shape draw:style-name="gr2" draw:text-style-name="P1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1.001cm" svg:y1="8.5cm" svg:x2="13.001cm" svg:y2="13.5cm">
          <text:p/>
        </draw:line>
        <draw:custom-shape draw:style-name="gr26" draw:text-style-name="P1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0.501cm" svg:y1="13.5cm" svg:x2="5.501cm" svg:y2="15cm">
          <text:p/>
        </draw:line>
        <draw:custom-shape draw:style-name="gr24" draw:text-style-name="P1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001cm" svg:y1="14cm" svg:x2="7.001cm" svg:y2="16cm">
          <text:p/>
        </draw:line>
        <draw:custom-shape draw:style-name="gr24" draw:text-style-name="P1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501cm" svg:y1="14cm" svg:x2="7.001cm" svg:y2="17cm">
          <text:p/>
        </draw:line>
        <draw:line draw:style-name="gr4" draw:text-style-name="P2" draw:layer="layout" svg:x1="12.001cm" svg:y1="14cm" svg:x2="7.001cm" svg:y2="18cm">
          <text:p/>
        </draw:line>
        <draw:custom-shape draw:style-name="gr24" draw:text-style-name="P1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0.001cm" svg:y1="13.5cm" svg:x2="7.501cm" svg:y2="13.5cm">
          <text:p/>
        </draw:line>
        <draw:custom-shape draw:style-name="gr21" draw:text-style-name="P1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001cm" svg:y1="16.5cm" svg:x2="17.501cm" svg:y2="15cm">
          <text:p/>
        </draw:line>
        <draw:line draw:style-name="gr4" draw:text-style-name="P2" draw:layer="layout" svg:x1="7.001cm" svg:y1="17.5cm" svg:x2="18.001cm" svg:y2="15cm">
          <text:p/>
        </draw:line>
        <draw:line draw:style-name="gr4" draw:text-style-name="P2" draw:layer="layout" svg:x1="7.001cm" svg:y1="18.5cm" svg:x2="18.501cm" svg:y2="15cm">
          <text:p/>
        </draw:line>
        <draw:custom-shape draw:style-name="gr22" draw:text-style-name="P1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2.001cm" svg:y1="14.5cm" svg:x2="44.501cm" svg:y2="8.5cm">
          <text:p/>
        </draw:line>
        <draw:line draw:style-name="gr4" draw:text-style-name="P2" draw:layer="layout" svg:x1="3.501cm" svg:y1="7.5cm" svg:x2="2.001cm" svg:y2="16cm">
          <text:p/>
        </draw:line>
        <draw:line draw:style-name="gr4" draw:text-style-name="P2" draw:layer="layout" svg:x1="3.001cm" svg:y1="7.5cm" svg:x2="1.501cm" svg:y2="15cm">
          <text:p/>
        </draw:line>
        <draw:custom-shape draw:style-name="gr24" draw:text-style-name="P1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5.001cm" svg:y1="7.5cm" svg:x2="6.501cm" svg:y2="8cm">
          <text:p/>
        </draw:line>
        <draw:line draw:style-name="gr4" draw:text-style-name="P2" draw:layer="layout" svg:x1="4.001cm" svg:y1="7.5cm" svg:x2="3.501cm" svg:y2="13cm">
          <text:p/>
        </draw:line>
        <draw:custom-shape draw:style-name="gr21" draw:text-style-name="P1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001cm" svg:y1="8.5cm" svg:x2="7.501cm" svg:y2="9.5cm">
          <text:p/>
        </draw:line>
        <draw:line draw:style-name="gr4" draw:text-style-name="P2" draw:layer="layout" svg:x1="7.001cm" svg:y1="10cm" svg:x2="7.501cm" svg:y2="10.5cm">
          <text:p/>
        </draw:line>
        <draw:line draw:style-name="gr5" draw:text-style-name="P2" draw:layer="layout" svg:x1="42.5cm" svg:y1="11cm" svg:x2="37.001cm" svg:y2="12cm">
          <text:p/>
        </draw:line>
        <draw:custom-shape draw:style-name="gr21" draw:text-style-name="P1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7cm" svg:y1="11cm" svg:x2="49.5cm" svg:y2="12cm">
          <text:p/>
        </draw:line>
        <draw:custom-shape draw:style-name="gr22" draw:text-style-name="P1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3cm" svg:y1="12.5cm" svg:x2="53cm" svg:y2="13.5cm">
          <text:p/>
        </draw:line>
        <draw:custom-shape draw:style-name="gr2" draw:text-style-name="P1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2cm" svg:y1="14cm" svg:x2="52cm" svg:y2="15cm">
          <text:p/>
        </draw:line>
        <draw:custom-shape draw:style-name="gr3" draw:text-style-name="P1" draw:layer="layout" svg:width="6.5cm" svg:height="0.5cm" svg:x="42cm" svg:y="13.5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1cm" svg:y1="13.5cm" svg:x2="48.5cm" svg:y2="14cm">
          <text:p/>
        </draw:line>
        <draw:line draw:style-name="gr5" draw:text-style-name="P2" draw:layer="layout" svg:x1="39cm" svg:y1="13.5cm" svg:x2="42cm" svg:y2="14cm">
          <text:p/>
        </draw:line>
        <draw:custom-shape draw:style-name="gr22" draw:text-style-name="P1" draw:layer="layout" svg:width="5.501cm" svg:height="0.5cm" svg:x="40.499cm" svg:y="14.5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7cm" svg:y1="14.5cm" svg:x2="40.5cm" svg:y2="14.5cm">
          <text:p/>
        </draw:line>
        <draw:custom-shape draw:style-name="gr21" draw:text-style-name="P1" draw:layer="layout" svg:width="6cm" svg:height="0.5cm" svg:x="39cm" svg:y="15.5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7cm" svg:y1="14.5cm" svg:x2="39cm" svg:y2="15.5cm">
          <text:p/>
        </draw:line>
        <draw:custom-shape draw:style-name="gr22" draw:text-style-name="P1" draw:layer="layout" svg:width="6.501cm" svg:height="0.5cm" svg:x="39.999cm" svg:y="17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0cm" svg:y1="16cm" svg:x2="41.5cm" svg:y2="17cm">
          <text:p/>
        </draw:line>
        <draw:line draw:style-name="gr5" draw:text-style-name="P2" draw:layer="layout" svg:x1="46.5cm" svg:y1="17cm" svg:x2="50.5cm" svg:y2="12.5cm">
          <text:p/>
        </draw:line>
        <draw:custom-shape draw:style-name="gr21" draw:text-style-name="P1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1cm" svg:y1="19.5cm" svg:x2="41cm" svg:y2="20.5cm">
          <text:p/>
        </draw:line>
        <draw:custom-shape draw:style-name="gr22" draw:text-style-name="P1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6.5cm" svg:y1="17.5cm" svg:x2="49cm" svg:y2="18.5cm">
          <text:p/>
        </draw:line>
        <draw:custom-shape draw:style-name="gr22" draw:text-style-name="P1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6.501cm" svg:height="0.5cm" svg:x="40cm" svg:y="17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7cm" svg:y1="21cm" svg:x2="49cm" svg:y2="19cm">
          <text:p/>
        </draw:line>
        <draw:line draw:style-name="gr5" draw:text-style-name="P2" draw:layer="layout" svg:x1="47cm" svg:y1="20.5cm" svg:x2="50.5cm" svg:y2="12.5cm">
          <text:p/>
        </draw:line>
        <draw:line draw:style-name="gr5" draw:text-style-name="P2" draw:layer="layout" svg:x1="41cm" svg:y1="17.5cm" svg:x2="41cm" svg:y2="19cm">
          <text:p/>
        </draw:line>
        <draw:line draw:style-name="gr5" draw:text-style-name="P2" draw:layer="layout" svg:x1="37cm" svg:y1="15.5cm" svg:x2="40.5cm" svg:y2="14.5cm">
          <text:p/>
        </draw:line>
        <draw:custom-shape draw:style-name="gr2" draw:text-style-name="P1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5.5cm" svg:y1="15.5cm" svg:x2="35.5cm" svg:y2="19cm">
          <text:p/>
        </draw:line>
        <draw:line draw:style-name="gr5" draw:text-style-name="P2" draw:layer="layout" svg:x1="32.5cm" svg:y1="19cm" svg:x2="19cm" svg:y2="9cm">
          <text:p/>
        </draw:line>
        <draw:custom-shape draw:style-name="gr3" draw:text-style-name="P1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0cm" svg:y1="15cm" svg:x2="20cm" svg:y2="16.5cm">
          <text:p/>
        </draw:line>
        <draw:custom-shape draw:style-name="gr3" draw:text-style-name="P1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0cm" svg:y1="17cm" svg:x2="20cm" svg:y2="18cm">
          <text:p/>
        </draw:line>
        <draw:line draw:style-name="gr5" draw:text-style-name="P2" draw:layer="layout" svg:x1="49.5cm" svg:y1="18.5cm" svg:x2="50.5cm" svg:y2="12.5cm">
          <text:p/>
        </draw:line>
        <presentation:notes draw:style-name="dp2">
          <draw:page-thumbnail draw:style-name="gr2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799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02H34M43S</meta:editing-duration>
    <meta:editing-cycles>30</meta:editing-cycles>
    <dc:date>2010-01-22T03:30:33</dc:date>
    <dc:creator>Pau Pedrol</dc:creator>
    <meta:generator>OpenOffice.org/3.1$Linux OpenOffice.org_project/310m19$Build-9420</meta:generator>
    <meta:document-statistic meta:object-count="164"/>
  </office:meta>
</office:document-meta>
</file>